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5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6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8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#808080" style:font-name-asian="Times New Roman1" style:font-name-complex="Times New Roman1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10" style:family="paragraph" style:parent-style-name="Standard" style:list-style-name="L6">
      <style:paragraph-properties fo:line-height="100%" fo:text-align="start" style:justify-single-word="false"/>
    </style:style>
    <style:style style:name="P11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2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13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font-weight="bold" officeooo:rsid="00061e04" fo:background-color="transparent" style:font-name-asian="Times New Roman1" style:font-weight-asian="bold" style:font-name-complex="Times New Roman1" style:font-weight-complex="bold"/>
    </style:style>
    <style:style style:name="P14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style:text-underline-style="none" fo:font-weight="normal" officeooo:rsid="00061e04" officeooo:paragraph-rsid="00061e04" fo:background-color="transparent" style:font-name-asian="Times New Roman1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11df45" fo:background-color="transparent" style:font-name-asian="Times New Roman1" style:font-name-complex="Times New Roman1"/>
    </style:style>
    <style:style style:name="P17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2ea252" fo:background-color="transparent" style:font-name-asian="Times New Roman1" style:font-name-complex="Times New Roman1"/>
    </style:style>
    <style:style style:name="P18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9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rsid="001c6dcc" officeooo:paragraph-rsid="002d769d" fo:background-color="transparent" style:font-name-asian="Times New Roman1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rsid="001c6dcc" officeooo:paragraph-rsid="001ae3f4" fo:background-color="transparent" style:font-name-asian="Times New Roman1" style:font-weight-asian="normal" style:font-name-complex="Times New Roman1" style:font-weight-complex="normal"/>
    </style:style>
    <style:style style:name="P21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22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paragraph-rsid="002ea252" fo:background-color="transparent" style:font-name-asian="Times New Roman1" style:font-weight-asian="bold" style:font-name-complex="Times New Roman1" style:font-weight-complex="bold"/>
    </style:style>
    <style:style style:name="P23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rsid="001ae3f4" officeooo:paragraph-rsid="001ae3f4" fo:background-color="transparent" style:font-name-asian="Times New Roman1" style:font-weight-asian="bold" style:font-name-complex="Times New Roman1" style:font-weight-complex="bold"/>
    </style:style>
    <style:style style:name="P24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rsid="001ae3f4" officeooo:paragraph-rsid="002d769d" fo:background-color="transparent" style:font-name-asian="Times New Roman1" style:font-weight-asian="bold" style:font-name-complex="Times New Roman1" style:font-weight-complex="bold"/>
    </style:style>
    <style:style style:name="P25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6pt" fo:font-weight="bold" officeooo:rsid="001602a8" officeooo:paragraph-rsid="001602a8" fo:background-color="transparent" style:font-name-asian="Times New Roman1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7" style:family="paragraph" style:parent-style-name="Standard">
      <style:paragraph-properties fo:margin-left="0.026cm" fo:margin-right="0cm" fo:line-height="100%" fo:text-align="center" style:justify-single-word="false" fo:text-indent="0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T1" style:family="text">
      <style:text-properties style:use-window-font-color="true" style:font-name="Times New Roman1" fo:font-size="12pt" fo:font-weight="normal" fo:background-color="transparent" loext:char-shading-value="0" style:font-name-asian="Times New Roman1" style:font-name-complex="Times New Roman1"/>
    </style:style>
    <style:style style:name="T2" style:family="text">
      <style:text-properties style:use-window-font-color="true" style:font-name="Times New Roman1" fo:font-size="12pt" fo:font-weight="normal" fo:background-color="#99ff99" loext:char-shading-value="0" style:font-name-asian="Times New Roman1" style:font-name-complex="Times New Roman1"/>
    </style:style>
    <style:style style:name="T3" style:family="text">
      <style:text-properties style:use-window-font-color="true" style:font-name="Times New Roman1" fo:font-size="12pt" fo:font-weight="normal" fo:background-color="#ff3333" loext:char-shading-value="0" style:font-name-asian="Times New Roman1" style:font-name-complex="Times New Roman1"/>
    </style:style>
    <style:style style:name="T4" style:family="text">
      <style:text-properties officeooo:rsid="0007380a"/>
    </style:style>
    <style:style style:name="T5" style:family="text">
      <style:text-properties officeooo:rsid="000813b0"/>
    </style:style>
    <style:style style:name="T6" style:family="text">
      <style:text-properties officeooo:rsid="00098fba"/>
    </style:style>
    <style:style style:name="T7" style:family="text">
      <style:text-properties officeooo:rsid="000a8821"/>
    </style:style>
    <style:style style:name="T8" style:family="text">
      <style:text-properties officeooo:rsid="000c3fe5"/>
    </style:style>
    <style:style style:name="T9" style:family="text">
      <style:text-properties officeooo:rsid="000ce675"/>
    </style:style>
    <style:style style:name="T10" style:family="text">
      <style:text-properties officeooo:rsid="0011df45"/>
    </style:style>
    <style:style style:name="T11" style:family="text">
      <style:text-properties officeooo:rsid="001557c1"/>
    </style:style>
    <style:style style:name="T12" style:family="text">
      <style:text-properties officeooo:rsid="00177970"/>
    </style:style>
    <style:style style:name="T13" style:family="text">
      <style:text-properties officeooo:rsid="0018fba3"/>
    </style:style>
    <style:style style:name="T14" style:family="text">
      <style:text-properties officeooo:rsid="002249bc"/>
    </style:style>
    <style:style style:name="T15" style:family="text">
      <style:text-properties officeooo:rsid="0028cb86"/>
    </style:style>
    <style:style style:name="T16" style:family="text">
      <style:text-properties officeooo:rsid="002a1415"/>
    </style:style>
    <style:style style:name="T17" style:family="text">
      <style:text-properties officeooo:rsid="002b9c61"/>
    </style:style>
    <text:list-style style:name="L1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6">Przeglądanie</text:span> ofert<text:span text:style-name="T17">y</text:span>:</text:p>
      <text:p text:style-name="P17">Zarówno użytkownik zarejestrowany, jak i niezarejestrowany mogą przeglądać aktualną ofertę. Przeglądając ofertę, może posortować je alfabetycznie/<text:span text:style-name="T11">ceny itd</text:span> oraz wg. kategorii. Może sprawdzić aktualną ofertę, jej cenę, okres na który właściciel towaru chce go wypożyczyć, nazwę, opis oraz miasto, z którego towar będzie wypożyczony. Można sprawdzić profil osoby wypożyczającej oraz jej ocenę. Tylko użytkownik zalogowany może zgłosić ofertę jako niezgodną z regulaminem. Aby wypożyczyć, czyli złożyć rezerwację towaru, użytkownik musi być zalogowany. W przeciwnym razie wyskoczy błąd "Użytkownik niezalogowany". W tym miejscu administrator serwisu może ofertę również usunąć z powodu zgłoszenia go jako oferty niezgodnej z regulaminem. </text:p>
      <text:p text:style-name="P1"/>
      <text:p text:style-name="P1">Rezerwacja produktu:</text:p>
      <text:p text:style-name="P2"/>
      <text:p text:style-name="P4">Użytkownik wybiera produkt którym jest zainteresowany.</text:p>
      <text:p text:style-name="P3"/>
      <text:p text:style-name="P4">Na stronie produktu, znajduje się kalendarz, w którym pokazane są:</text:p>
      <text:list xml:id="list4065576543073035375" text:style-name="L6">
        <text:list-item>
          <text:p text:style-name="P7">dni wolne, które są możliwe do rezerwacji</text:p>
        </text:list-item>
        <text:list-item>
          <text:p text:style-name="P10"><text:span text:style-name="T2">dni które rezerwujemy</text:span><text:span text:style-name="T1"> (po kliknięciu na dany dzień)</text:span></text:p>
        </text:list-item>
        <text:list-item>
          <text:p text:style-name="P10"><text:span text:style-name="T3">dni zajęte</text:span><text:span text:style-name="T1">, które już zostały zarezerwowane przez innych użytkowników</text:span></text:p>
        </text:list-item>
        <text:list-item>
          <text:p text:style-name="P8">dni nieaktywne</text:p>
        </text:list-item>
      </text:list>
      <text:p text:style-name="P3"/>
      <text:p text:style-name="P3"/>
      <text:p text:style-name="P4">Użytkownik zaznacza w kalendarzu dni/tygodnie (okres minimalny wyznaczony przez wypożyczającego) <text:span text:style-name="T5">w których chce dokonać rezerwacji</text:span>. Po wybraniu opcji "Wypożycz Teraz" użytkownik zostaje przekierowany do strony która prosi o potwierdzenie <text:span text:style-name="T5">wypożyczenia</text:span>. Po potwierdzeniu transakcji, zaznaczone dni zostają oznaczone w kalendarzu jako zarezerwowane.</text:p>
      <text:p text:style-name="P3"/>
      <text:p text:style-name="P3"/>
      <text:p text:style-name="P4">Zarezerwowane oferty pojawiają się na stronie <text:span text:style-name="T6">Moje Konto</text:span> – <text:span text:style-name="T7">zarówno</text:span> wypożyczającego, <text:span text:style-name="T8">jak </text:span>i pożyczającego, <text:span text:style-name="T12">oraz generowane są hasła jednorazowe potrzebne przy odebraniu oraz oddaniu przedmiotu.</text:span></text:p>
      <text:p text:style-name="P3"/>
      <text:p text:style-name="P3"/>
      <text:p text:style-name="P3"/>
      <text:p text:style-name="P1">Wystawienie przedmiotu do wypożyczenia:</text:p>
      <text:p text:style-name="P1"/>
      <text:p text:style-name="P4">Użytkownik zainteresowany wystawieniem przedmiotu do wypożyczenia, wybiera na stronie głównej opcję "Dodaj ogłoszenie". Do wypełnienia są następujące informacje:</text:p>
      <text:list xml:id="list3436627793731387899" text:style-name="L5">
        <text:list-item>
          <text:p text:style-name="P6">Nazwa przedmiotu</text:p>
        </text:list-item>
        <text:list-item>
          <text:p text:style-name="P6">Minimalny okres wypożyczenia (dzień/tydzień/miesiąc)</text:p>
        </text:list-item>
        <text:list-item>
          <text:p text:style-name="P6">Cena (za okres wypożyczenia)</text:p>
        </text:list-item>
        <text:list-item>
          <text:p text:style-name="P6">Opis przedmiotu</text:p>
        </text:list-item>
        <text:list-item>
          <text:p text:style-name="P6">Od kiedy – do kiedy</text:p>
        </text:list-item>
        <text:list-item>
          <text:p text:style-name="P6">Miasto w którym wypożyczamy</text:p>
        </text:list-item>
        <text:list-item>
          <text:p text:style-name="P6">Minimalna ocena użytkownika/<text:span text:style-name="T9">ilość ocen</text:span></text:p>
        </text:list-item>
      </text:list>
      <text:p text:style-name="P3"/>
      <text:p text:style-name="P3"/>
      <text:p text:style-name="P3"/>
      <text:p text:style-name="P4">Przedmiot znika z listy przedmiotów do wypożyczenia gdy:</text:p>
      <text:list xml:id="list5102212605721749681" text:style-name="L4">
        <text:list-item>
          <text:p text:style-name="P5">skończył się okres wypożyczenia</text:p>
        </text:list-item>
        <text:list-item>
          <text:p text:style-name="P5">gdy nie jest możliwe wypożyczenie na minimalny okres (zostały 4 dni do końca miesiąca, a minimalny okres wypożyczenia to tydzień)</text:p>
        </text:list-item>
        <text:list-item>
          <text:p text:style-name="P5">admin usunie oferte</text:p>
        </text:list-item>
        <text:list-item>
          <text:p text:style-name="P5"><text:soft-page-break/>użytkownik usunie oferte, jeśli jeszcze nikt nie zarezerwował terminu</text:p>
        </text:list-item>
      </text:list>
      <text:p text:style-name="P11"/>
      <text:p text:style-name="P13">Rejestracja:</text:p>
      <text:p text:style-name="P14">Użytkownik niezarejestrowany ma możliwość rejestracji (wymagana do wypożyczenia/pożyczenia przedmiotu). Do rejestracji potrzebne <text:span text:style-name="T4">są: </text:span>nazwa użytkownika, imię, nazwisko, <text:span text:style-name="T4">adres e-</text:span>mail oraz <text:span text:style-name="T4">numer </text:span>telefon<text:span text:style-name="T4">u</text:span>.</text:p>
      <text:p text:style-name="P12"><text:span text:style-name="T15">Logowanie</text:span>:</text:p>
      <text:p text:style-name="P11">Użytkownik zarejestrowany loguje się do systemu podając swój login oraz hasło.</text:p>
      <text:p text:style-name="P11"/>
      <text:p text:style-name="P12"/>
      <text:p text:style-name="P12"/>
      <text:p text:style-name="P12"/>
      <text:p text:style-name="P12"><text:span text:style-name="T5">Moje konto</text:span>:</text:p>
      <text:p text:style-name="P16"><text:span text:style-name="T5">W panelu Moje konto, użytkownik może obejrzeć zobaczyć <text:s/></text:span>w nich towary, które wystawił do wypożyczenia oraz te, które od kogoś pożyczył, <text:span text:style-name="T13">oraz hasła jednorazowe potrzebne do sfinalizowania protokołu wypożyczenia.</text:span></text:p>
      <text:p text:style-name="P16"><text:span text:style-name="T10">Oprócz aktywnych wypożyczeń dostępny jest również dostęp do Historii wypożyczeń, w której to możliwe jest wystawianie ocen/komentarzy po zakończonej transakcji.</text:span></text:p>
      <text:p text:style-name="P16"/>
      <text:p text:style-name="P24">Protokół wypożyczenia</text:p>
      <text:p text:style-name="P19">W momencie wypożyczenia przedmiotu, generowane są cztery hasła jednorazowe – <text:span text:style-name="T14">po parze dla każdego użytkownika. Do sfinalizowania protokołu odbioru/zwrotu przedmiotu, obaj użytkownicy muszą podać na specjalnej stronie swoje hasła jednorazowe oraz kliknąć przycisk "Potwierdź".</text:span></text:p>
      <text:p text:style-name="P21"/>
      <text:p text:style-name="P18"/>
      <text:p text:style-name="P15"/>
      <text:p text:style-name="P23"/>
      <text:p text:style-name="P20"/>
      <text:p text:style-name="P15"/>
      <text:p text:style-name="P15"/>
      <text:p text:style-name="P25"/>
      <text:p text:style-name="P25">Panel Administratora</text:p>
      <text:p text:style-name="P21">Przejrzyj listę ofert zgłoszonych jako niezgodne z regulaminem:</text:p>
      <text:p text:style-name="P15">Administrator może sprawdzić zgłoszone przez użytkowników oferty niezgodne z regulaminem.</text:p>
      <text:p text:style-name="P15"/>
      <text:p text:style-name="P21">Zmień oceny wystawione przez użytkownika:</text:p>
      <text:p text:style-name="P26">Administrator serwisu może zmienić oceny wystawione przez użytkowników innym użytkownikom , gdy obu użytkowników zgłosi się do administratora w taką prośbą.</text:p>
      <text:p text:style-name="P26"/>
      <text:p text:style-name="P27">Przejrzyj konto użytkownika:</text:p>
      <text:p text:style-name="P26">Jest to opcja dostępna tylko dla administratora systemu. Administrator może przejrzeć wszystkie dane użytkownika, ma możliwość zablokowania użytkownika oraz jego odblokowani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11S</meta:editing-duration>
    <meta:editing-cycles>69</meta:editing-cycles>
    <meta:generator>LibreOffice/4.3.1.2$Linux_X86_64 LibreOffice_project/430m0$Build-2</meta:generator>
    <dc:date>2014-10-27T16:06:15.148475206</dc:date>
    <meta:document-statistic meta:table-count="0" meta:image-count="0" meta:object-count="0" meta:page-count="2" meta:paragraph-count="41" meta:word-count="503" meta:character-count="3871" meta:non-whitespace-character-count="3418"/>
    <meta:user-defined meta:name="Info 1"/>
    <meta:user-defined meta:name="Info 2"/>
    <meta:user-defined meta:name="Info 3"/>
    <meta:user-defined meta:name="Info 4"/>
  </office:meta>
</office:document-meta>
</file>